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25in" fo:margin-left="0in" fo:margin-top="0in" fo:margin-bottom="0in" table:align="left"/>
    </style:style>
    <style:style style:name="Table1.A" style:family="table-column">
      <style:table-column-properties style:column-width="1.875in"/>
    </style:style>
    <style:style style:name="Table1.B" style:family="table-column">
      <style:table-column-properties style:column-width="4.3743in"/>
    </style:style>
    <style:style style:name="Table1.1" style:family="table-row">
      <style:table-row-properties style:min-row-height="0.2917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6.25in" fo:margin-left="0in" fo:margin-top="0in" fo:margin-bottom="0in" table:align="left"/>
    </style:style>
    <style:style style:name="Table2.A" style:family="table-column">
      <style:table-column-properties style:column-width="1.875in"/>
    </style:style>
    <style:style style:name="Table2.B" style:family="table-column">
      <style:table-column-properties style:column-width="4.3743in"/>
    </style:style>
    <style:style style:name="Table2.1" style:family="table-row">
      <style:table-row-properties style:min-row-height="0.2917in" fo:keep-together="auto"/>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3" style:family="table">
      <style:table-properties style:width="6.25in" fo:margin-left="0in" fo:margin-top="0in" fo:margin-bottom="0in" table:align="left"/>
    </style:style>
    <style:style style:name="Table3.A" style:family="table-column">
      <style:table-column-properties style:column-width="1.875in"/>
    </style:style>
    <style:style style:name="Table3.B" style:family="table-column">
      <style:table-column-properties style:column-width="4.3743in"/>
    </style:style>
    <style:style style:name="Table3.1" style:family="table-row">
      <style:table-row-properties style:min-row-height="0.2917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6.25in" fo:margin-left="0in" fo:margin-top="0in" fo:margin-bottom="0in" table:align="left"/>
    </style:style>
    <style:style style:name="Table4.A" style:family="table-column">
      <style:table-column-properties style:column-width="1.875in"/>
    </style:style>
    <style:style style:name="Table4.B" style:family="table-column">
      <style:table-column-properties style:column-width="4.3743in"/>
    </style:style>
    <style:style style:name="Table4.1" style:family="table-row">
      <style:table-row-properties style:min-row-height="0.2917in" fo:keep-together="auto"/>
    </style:style>
    <style:style style:name="Table4.A1" style:family="table-cell">
      <style:table-cell-properties style:vertical-align="" fo:padding="0.0694in" fo:border="1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5" style:family="table">
      <style:table-properties style:width="6.25in" fo:margin-left="0in" fo:margin-top="0in" fo:margin-bottom="0in" table:align="left"/>
    </style:style>
    <style:style style:name="Table5.A" style:family="table-column">
      <style:table-column-properties style:column-width="1.875in"/>
    </style:style>
    <style:style style:name="Table5.B" style:family="table-column">
      <style:table-column-properties style:column-width="4.3743in"/>
    </style:style>
    <style:style style:name="Table5.1" style:family="table-row">
      <style:table-row-properties style:min-row-height="0.2917in" fo:keep-together="auto"/>
    </style:style>
    <style:style style:name="Table5.A1" style:family="table-cell">
      <style:table-cell-properties style:vertical-align="" fo:padding="0.0694in" fo:border="1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P1" style:family="paragraph" style:parent-style-name="Standard">
      <style:paragraph-properties fo:text-align="justify" style:justify-single-word="false"/>
    </style:style>
    <style:style style:name="P2" style:family="paragraph" style:parent-style-name="Standard">
      <style:paragraph-properties fo:line-height="100%"/>
    </style:style>
    <style:style style:name="P3" style:family="paragraph" style:parent-style-name="Standard" style:list-style-name="WWNum6">
      <style:paragraph-properties fo:margin-left="0.5in" fo:margin-right="0in" fo:text-align="justify" style:justify-single-word="false" fo:text-indent="-0.25in" style:auto-text-indent="false"/>
    </style:style>
    <style:style style:name="P4" style:family="paragraph" style:parent-style-name="Standard" style:list-style-name="WWNum3">
      <style:paragraph-properties fo:margin-left="0.5in" fo:margin-right="0in" fo:text-align="justify" style:justify-single-word="false" fo:text-indent="-0.25in" style:auto-text-indent="false"/>
    </style:style>
    <style:style style:name="P5" style:family="paragraph" style:parent-style-name="Standard" style:list-style-name="WWNum5">
      <style:paragraph-properties fo:margin-left="0.5in" fo:margin-right="0in" fo:text-align="justify" style:justify-single-word="false" fo:text-indent="-0.25in" style:auto-text-indent="false"/>
    </style:style>
    <style:style style:name="P6"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 style:family="paragraph" style:parent-style-name="Standard">
      <style:paragraph-properties fo:margin-left="0in" fo:margin-right="0in" fo:text-align="justify" style:justify-single-word="false" fo:text-indent="0in" style:auto-text-indent="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text-align="justify" style:justify-single-word="false" fo:text-indent="0in" style:auto-text-indent="false"/>
    </style:style>
    <style:style style:name="P10" style:family="paragraph" style:parent-style-name="Standard" style:list-style-name="WWNum2">
      <style:paragraph-properties fo:margin-left="0.5in" fo:margin-right="0in" fo:line-height="100%" fo:text-indent="-0.25in" style:auto-text-indent="false"/>
    </style:style>
    <style:style style:name="P11" style:family="paragraph" style:parent-style-name="Standard" style:list-style-name="WWNum1">
      <style:paragraph-properties fo:margin-left="1in" fo:margin-right="0in" fo:text-align="justify" style:justify-single-word="false" fo:text-indent="-0.25in" style:auto-text-indent="false"/>
    </style:style>
    <style:style style:name="P12" style:family="paragraph" style:parent-style-name="Standard" style:list-style-name="WWNum4">
      <style:paragraph-properties fo:margin-left="1in" fo:margin-right="0in" fo:text-align="justify" style:justify-single-word="false" fo:text-indent="-0.25in" style:auto-text-indent="false"/>
    </style:style>
    <style:style style:name="P13" style:family="paragraph" style:parent-style-name="Heading_20_2" style:master-page-name="Standard">
      <style:paragraph-properties fo:margin-top="0.25in" fo:margin-bottom="0.0835in" loext:contextual-spacing="false" fo:line-height="100%" fo:text-align="center" style:justify-single-word="false" style:page-number="1"/>
    </style:style>
    <style:style style:name="P14" style:family="paragraph" style:parent-style-name="Heading_20_4">
      <style:paragraph-properties fo:text-align="justify" style:justify-single-word="false"/>
    </style:style>
    <style:style style:name="P15" style:family="paragraph" style:parent-style-name="Heading_20_3">
      <style:paragraph-properties fo:text-align="justify" style:justify-single-word="false"/>
    </style:style>
    <style:style style:name="T1" style:family="text">
      <style:text-properties fo:font-weight="bold" style:font-weight-asian="bold"/>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gjdgxs"/>Borrador 1 - Documentación Proyecto Integrado</text:p>
      <text:p text:style-name="P15"><text:bookmark text:name="_30j0zll"/>Introducción</text:p>
      <text:p text:style-name="P1">[Añadir información del anteproyecto mejorada]</text:p>
      <text:p text:style-name="P1"/>
      <text:p text:style-name="P15"><text:bookmark text:name="_1fob9te"/>Estudio de viabilidad</text:p>
      <text:p text:style-name="Heading_20_4"><text:bookmark text:name="_3znysh7"/>Alcance del proyecto</text:p>
      <text:p text:style-name="P1">El objetivo del presente proyecto abarca todas las fases del proceso de desarrollo de una aplicación web destinada a la gestión de notas personales en tableros web. En primer lugar abordaremos el análisis del problema en función de los requerimientos obtenidos se elaborará el diseño de la solución más óptima.</text:p>
      <text:p text:style-name="P1"/>
      <text:p text:style-name="P1">La aplicación estará destinada al público general que actualmente no dispone de un método con el que almacenar las notas tomadas diariamente, o no se encuentran satisfechas con las actuales alternativas en el mercado.</text:p>
      <text:p text:style-name="P1"/>
      <text:p text:style-name="P1">La duración estimada del proyecto es de 3 meses teniendo como plazo límite el día 18 de junio de 2019, fecha en la que la versión definitiva de la aplicación debe estar implementada en el sistema de explotación real.</text:p>
      <text:p text:style-name="P14"><text:bookmark text:name="_2et92p0"/>Descripción del sistema actual</text:p>
      <text:p text:style-name="P1">El sistema actual, el cual está basado en sistemas con cierta antigüedad, es un sistema poco flexible en términos de personalización y organización. Actualmente pocas aplicaciones permiten al usuario ser el que escoja la posición, distribución y contenido de las notas. Mientras que en el escritorio tradicional la organización de los diferentes elementos se ha basado en la elección de los propios usuarios, en la web hasta hace no demasiado era complejo simular una situación similar. Es por esto que muchas aplicaciones mantienen un estilo diseñado para adaptarse a cualquier pantalla, en vez de ofrecer soluciones que aunque estén más limitadas, permitan al usuario trabajar de la misma forma que se haría en escritorio.</text:p>
      <text:p text:style-name="P1"/>
      <text:p text:style-name="P1">Además de esto, los sistemas de tomado de notas normalmente implican el uso de demasiados datos personales, y muchas de estas aplicaciones los utilizan para generar beneficios a costa de los usuarios.</text:p>
      <text:p text:style-name="P1"/>
      <text:p text:style-name="P1"/>
      <text:p text:style-name="P1"/>
      <text:p text:style-name="P1"/>
      <text:p text:style-name="P1"/>
      <text:p text:style-name="P1"><text:soft-page-break/></text:p>
      <text:p text:style-name="P1"/>
      <text:p text:style-name="P1"/>
      <text:p text:style-name="P14"><text:bookmark text:name="_oq2z4vi99hxi"/>Descripción del sistema nuevo</text:p>
      <text:p text:style-name="P1">El nuevo sistema permite al usuario escoger la posición, agrupación y personalización de cada una de sus notas, así como la gestión de sus datos personales de una forma segura y cómoda.</text:p>
      <text:p text:style-name="P1"/>
      <text:p text:style-name="P1">Aunque el objetivo de la aplicación es preservar la privacidad del usuario en su mayoría, es necesario almacenar cierta información de los usuarios, además de la información guardada para el correcto funcionamiento de la aplicación. Esto se puede traducir en dos tipos de elementos dentro de la aplicación: Tableros y notas.</text:p>
      <text:p text:style-name="P1"/>
      <text:list xml:id="list2465688820" text:style-name="WWNum6">
        <text:list-item>
          <text:p text:style-name="P3">Tableros: Contienen la información relativa a las notas, además de la información acerca del usuario que posee el tablero. Son el contenedor principal donde se almacenará y se mostrarán las notas.</text:p>
        </text:list-item>
        <text:list-item>
          <text:p text:style-name="P3">Notas: Contiene la información propia de la nota, de hasta 400 caracteres, además de información relativa a la misma. Entre esta información se encuentra el identificador del propietario de la nota o la fecha en la que se actualizó por última vez.</text:p>
        </text:list-item>
      </text:list>
      <text:p text:style-name="P7"/>
      <text:p text:style-name="P7">Debido a que la aplicación tiene como propósito hacer sencillo el proceso de toma de notas, la aplicación no posee funciones extras que no complementen el modelo original, por lo que la colaboración entre usuarios es inexistente. Sin embargo, sí que será posible transferir una nota a otro usuario. <text:span text:style-name="T1">[NECESITA REVISIÓN!!!]</text:span></text:p>
      <text:p text:style-name="P14"><text:bookmark text:name="_yk61yyk9emm6"/>Requisitos de información</text:p>
      <text:p text:style-name="Standard"/>
      <text:p text:style-name="Standard"/>
      <table:table table:name="Table1" table:style-name="Table1">
        <table:table-column table:style-name="Table1.A"/>
        <table:table-column table:style-name="Table1.B"/>
        <table:table-row table:style-name="Table1.1">
          <table:table-cell table:style-name="Table1.A1" table:number-columns-spanned="2" office:value-type="string">
            <text:p text:style-name="P8">Usuario</text:p>
          </table:table-cell>
          <table:covered-table-cell/>
        </table:table-row>
        <table:table-row table:style-name="Table1.2">
          <table:table-cell table:style-name="Table1.A1" office:value-type="string">
            <text:p text:style-name="P8">Descripción</text:p>
          </table:table-cell>
          <table:table-cell table:style-name="Table1.A1" office:value-type="string">
            <text:p text:style-name="P8">Los usuarios son la forma por la que el cliente podrá conectarse a la aplicación para trabajar en ella.</text:p>
          </table:table-cell>
        </table:table-row>
        <table:table-row table:style-name="Table1.3">
          <table:table-cell table:style-name="Table1.A1" office:value-type="string">
            <text:p text:style-name="P8">Datos específicos</text:p>
          </table:table-cell>
          <table:table-cell table:style-name="Table1.A1" office:value-type="string">
            <text:list xml:id="list1504898102" text:style-name="WWNum2">
              <text:list-item>
                <text:p text:style-name="P6">Correo electrónico</text:p>
              </text:list-item>
              <text:list-item>
                <text:p text:style-name="P6">Nombre de usuario</text:p>
              </text:list-item>
              <text:list-item>
                <text:p text:style-name="P6">Contraseña</text:p>
              </text:list-item>
            </text:list>
          </table:table-cell>
        </table:table-row>
        <table:table-row table:style-name="Table1.4">
          <table:table-cell table:style-name="Table1.A1" office:value-type="string">
            <text:p text:style-name="P8">Volumen de información</text:p>
          </table:table-cell>
          <table:table-cell table:style-name="Table1.A1" office:value-type="string">
            <text:p text:style-name="P8">Pueden existir tantos usuarios como se quiera.</text:p>
          </table:table-cell>
        </table:table-row>
        <table:table-row table:style-name="Table1.5">
          <table:table-cell table:style-name="Table1.A1" office:value-type="string">
            <text:p text:style-name="P8">Observaciones</text:p>
          </table:table-cell>
          <table:table-cell table:style-name="Table1.A1" office:value-type="string">
            <text:p text:style-name="P8">El usuario tiene como identificador su correo electrónico, que será único y exclusivo, para así impedir que se creen duplicados.</text:p>
          </table:table-cell>
        </table:table-row>
      </table:table>
      <text:p text:style-name="P7"/>
      <text:p text:style-name="P7"><text:soft-page-break/></text:p>
      <text:p text:style-name="P7"/>
      <text:p text:style-name="P7"/>
      <text:p text:style-name="P7"/>
      <text:p text:style-name="P7"/>
      <text:p text:style-name="Standard"/>
      <table:table table:name="Table2" table:style-name="Table2">
        <table:table-column table:style-name="Table2.A"/>
        <table:table-column table:style-name="Table2.B"/>
        <table:table-row table:style-name="Table2.1">
          <table:table-cell table:style-name="Table2.A1" table:number-columns-spanned="2" office:value-type="string">
            <text:p text:style-name="P2">Tablero</text:p>
          </table:table-cell>
          <table:covered-table-cell/>
        </table:table-row>
        <table:table-row table:style-name="Table2.2">
          <table:table-cell table:style-name="Table2.A1" office:value-type="string">
            <text:p text:style-name="P2">Descripción</text:p>
          </table:table-cell>
          <table:table-cell table:style-name="Table2.A1" office:value-type="string">
            <text:p text:style-name="P2">El tablero es la base donde se mantienen las notas almacenadas.</text:p>
          </table:table-cell>
        </table:table-row>
        <table:table-row table:style-name="Table2.3">
          <table:table-cell table:style-name="Table2.A1" office:value-type="string">
            <text:p text:style-name="P2">Datos específicos</text:p>
          </table:table-cell>
          <table:table-cell table:style-name="Table2.A1" office:value-type="string">
            <text:list xml:id="list142104069972311" text:continue-numbering="true" text:style-name="WWNum2">
              <text:list-item>
                <text:p text:style-name="P10">Título del tablero</text:p>
              </text:list-item>
              <text:list-item>
                <text:p text:style-name="P10">Descripción</text:p>
              </text:list-item>
              <text:list-item>
                <text:p text:style-name="P10">Fondo</text:p>
              </text:list-item>
            </text:list>
          </table:table-cell>
        </table:table-row>
        <table:table-row table:style-name="Table2.4">
          <table:table-cell table:style-name="Table2.A1" office:value-type="string">
            <text:p text:style-name="P2">Volumen de información</text:p>
          </table:table-cell>
          <table:table-cell table:style-name="Table2.A1" office:value-type="string">
            <text:p text:style-name="P2">Pueden existir tantos tableros como el usuario requiera.</text:p>
          </table:table-cell>
        </table:table-row>
        <table:table-row table:style-name="Table2.5">
          <table:table-cell table:style-name="Table2.A1" office:value-type="string">
            <text:p text:style-name="P2">Observaciones</text:p>
          </table:table-cell>
          <table:table-cell table:style-name="Table2.A1" office:value-type="string">
            <text:p text:style-name="P2">Cada tablero es único y exclusivo del usuario. Ningún tablero tendrá más de un usuario asignado.</text:p>
          </table:table-cell>
        </table:table-row>
      </table:table>
      <text:p text:style-name="P7"/>
      <text:p text:style-name="Standard"/>
      <table:table table:name="Table3" table:style-name="Table3">
        <table:table-column table:style-name="Table3.A"/>
        <table:table-column table:style-name="Table3.B"/>
        <table:table-row table:style-name="Table3.1">
          <table:table-cell table:style-name="Table3.A1" table:number-columns-spanned="2" office:value-type="string">
            <text:p text:style-name="P2">Nota</text:p>
          </table:table-cell>
          <table:covered-table-cell/>
        </table:table-row>
        <table:table-row table:style-name="Table3.2">
          <table:table-cell table:style-name="Table3.A1" office:value-type="string">
            <text:p text:style-name="P2">Descripción</text:p>
          </table:table-cell>
          <table:table-cell table:style-name="Table3.A1" office:value-type="string">
            <text:p text:style-name="P2">Las notas son los contenedores donde se almacena la información escrita por el usuario. Se encuentran en los tableros.</text:p>
          </table:table-cell>
        </table:table-row>
        <table:table-row table:style-name="Table3.3">
          <table:table-cell table:style-name="Table3.A1" office:value-type="string">
            <text:p text:style-name="P2">Datos específicos</text:p>
          </table:table-cell>
          <table:table-cell table:style-name="Table3.A1" office:value-type="string">
            <text:list xml:id="list142103889440338" text:continue-numbering="true" text:style-name="WWNum2">
              <text:list-item>
                <text:p text:style-name="P10">Título de la nota</text:p>
              </text:list-item>
              <text:list-item>
                <text:p text:style-name="P10">Contenido</text:p>
              </text:list-item>
            </text:list>
          </table:table-cell>
        </table:table-row>
        <table:table-row table:style-name="Table3.4">
          <table:table-cell table:style-name="Table3.A1" office:value-type="string">
            <text:p text:style-name="P2">Volumen de información</text:p>
          </table:table-cell>
          <table:table-cell table:style-name="Table3.A1" office:value-type="string">
            <text:p text:style-name="P2">Pueden existir tantos usuarios como se quiera.</text:p>
          </table:table-cell>
        </table:table-row>
        <table:table-row table:style-name="Table3.5">
          <table:table-cell table:style-name="Table3.A1" office:value-type="string">
            <text:p text:style-name="P2">Observaciones</text:p>
          </table:table-cell>
          <table:table-cell table:style-name="Table3.A1" office:value-type="string">
            <text:p text:style-name="P2">El usuario tiene como identificador su correo electrónico, que será único y exclusivo, para así impedir que se creen duplicados.</text:p>
          </table:table-cell>
        </table:table-row>
      </table:table>
      <text:p text:style-name="P7"/>
      <text:p text:style-name="Standard"/>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2">Nota</text:p>
          </table:table-cell>
          <table:covered-table-cell/>
        </table:table-row>
        <table:table-row table:style-name="Table4.2">
          <table:table-cell table:style-name="Table4.A1" office:value-type="string">
            <text:p text:style-name="P2">Descripción</text:p>
          </table:table-cell>
          <table:table-cell table:style-name="Table4.A1" office:value-type="string">
            <text:p text:style-name="P2">Las notas son los contenedores donde se almacena la información escrita por el usuario. Se encuentran en los tableros.</text:p>
          </table:table-cell>
        </table:table-row>
        <table:table-row table:style-name="Table4.3">
          <table:table-cell table:style-name="Table4.A1" office:value-type="string">
            <text:p text:style-name="P2">Datos específicos</text:p>
          </table:table-cell>
          <table:table-cell table:style-name="Table4.A1" office:value-type="string">
            <text:list xml:id="list142103351219017" text:continue-numbering="true" text:style-name="WWNum2">
              <text:list-item>
                <text:p text:style-name="P10">Título de la nota</text:p>
              </text:list-item>
              <text:list-item>
                <text:p text:style-name="P10">Contenido</text:p>
              </text:list-item>
            </text:list>
          </table:table-cell>
        </table:table-row>
        <table:table-row table:style-name="Table4.4">
          <table:table-cell table:style-name="Table4.A1" office:value-type="string">
            <text:p text:style-name="P2">Volumen de información</text:p>
          </table:table-cell>
          <table:table-cell table:style-name="Table4.A1" office:value-type="string">
            <text:p text:style-name="P2">Pueden existir tantos usuarios como se quiera.</text:p>
          </table:table-cell>
        </table:table-row>
        <table:table-row table:style-name="Table4.5">
          <table:table-cell table:style-name="Table4.A1" office:value-type="string">
            <text:p text:style-name="P2">Observaciones</text:p>
          </table:table-cell>
          <table:table-cell table:style-name="Table4.A1" office:value-type="string">
            <text:p text:style-name="P2">El usuario tiene como identificador su correo electrónico, que será único y exclusivo, para así impedir que se creen duplicados.</text:p>
          </table:table-cell>
        </table:table-row>
      </table:table>
      <text:p text:style-name="P1"/>
      <text:p text:style-name="P1"/>
      <text:p text:style-name="P1"/>
      <text:p text:style-name="P1"/>
      <text:p text:style-name="Standard"/>
      <table:table table:name="Table5" table:style-name="Table5">
        <table:table-column table:style-name="Table5.A"/>
        <table:table-column table:style-name="Table5.B"/>
        <table:table-row table:style-name="Table5.1">
          <table:table-cell table:style-name="Table5.A1" table:number-columns-spanned="2" office:value-type="string">
            <text:p text:style-name="P2">Nota</text:p>
          </table:table-cell>
          <table:covered-table-cell/>
        </table:table-row>
        <table:table-row table:style-name="Table5.2">
          <table:table-cell table:style-name="Table5.A1" office:value-type="string">
            <text:p text:style-name="P2">Descripción</text:p>
          </table:table-cell>
          <table:table-cell table:style-name="Table5.A1" office:value-type="string">
            <text:p text:style-name="P2">Las notas son los contenedores donde se almacena la información escrita por el usuario. Se encuentran en los tableros.</text:p>
          </table:table-cell>
        </table:table-row>
        <table:table-row table:style-name="Table5.3">
          <table:table-cell table:style-name="Table5.A1" office:value-type="string">
            <text:p text:style-name="P2">Datos específicos</text:p>
          </table:table-cell>
          <table:table-cell table:style-name="Table5.A1" office:value-type="string">
            <text:list xml:id="list142104132732205" text:continue-numbering="true" text:style-name="WWNum2">
              <text:list-item>
                <text:p text:style-name="P10">Título de la nota</text:p>
              </text:list-item>
              <text:list-item>
                <text:p text:style-name="P10">Contenido</text:p>
              </text:list-item>
            </text:list>
          </table:table-cell>
        </table:table-row>
        <table:table-row table:style-name="Table5.4">
          <table:table-cell table:style-name="Table5.A1" office:value-type="string">
            <text:p text:style-name="P2">Volumen de información</text:p>
          </table:table-cell>
          <table:table-cell table:style-name="Table5.A1" office:value-type="string">
            <text:p text:style-name="P2">Pueden existir tantos usuarios como se quiera.</text:p>
          </table:table-cell>
        </table:table-row>
        <table:table-row table:style-name="Table5.5">
          <table:table-cell table:style-name="Table5.A1" office:value-type="string">
            <text:p text:style-name="P2">Observaciones</text:p>
          </table:table-cell>
          <table:table-cell table:style-name="Table5.A1" office:value-type="string">
            <text:p text:style-name="P2">El usuario tiene como identificador su correo electrónico, que será único y exclusivo, para así impedir que se creen duplicados.</text:p>
          </table:table-cell>
        </table:table-row>
      </table:table>
      <text:p text:style-name="P1"/>
      <text:p text:style-name="P7"/>
      <text:list xml:id="list630471150" text:style-name="WWNum3">
        <text:list-item>
          <text:p text:style-name="P4">Grupo</text:p>
        </text:list-item>
      </text:list>
      <text:list xml:id="list2372719205" text:style-name="WWNum1">
        <text:list-item>
          <text:p text:style-name="P11">Título</text:p>
        </text:list-item>
        <text:list-item>
          <text:p text:style-name="P11">Descripción</text:p>
        </text:list-item>
        <text:list-item>
          <text:p text:style-name="P11">Identificador</text:p>
        </text:list-item>
      </text:list>
      <text:list xml:id="list142104028318242" text:continue-list="list630471150" text:style-name="WWNum3">
        <text:list-item>
          <text:p text:style-name="P4">Categoría</text:p>
        </text:list-item>
      </text:list>
      <text:list xml:id="list2402521420" text:style-name="WWNum4">
        <text:list-item>
          <text:p text:style-name="P12">Nombre</text:p>
        </text:list-item>
        <text:list-item>
          <text:p text:style-name="P12">Color</text:p>
        </text:list-item>
        <text:list-item>
          <text:p text:style-name="P12">Borde</text:p>
        </text:list-item>
        <text:list-item>
          <text:p text:style-name="P12"><text:soft-page-break/>Fondo</text:p>
        </text:list-item>
      </text:list>
      <text:p text:style-name="P7"/>
      <text:p text:style-name="P7"/>
      <text:p text:style-name="P14"><text:bookmark text:name="_34m4drermhn4"/>Requisitos funcionales</text:p>
      <text:list xml:id="list625805421" text:style-name="WWNum5">
        <text:list-item>
          <text:p text:style-name="P5">Creación de usuarios<text:line-break/>La aplicación permitirá que los usuarios se puedan registrar de forma normal mediante una pantalla de registro.</text:p>
        </text:list-item>
        <text:list-item>
          <text:p text:style-name="P5">Borrado de usuarios<text:line-break/>La aplicación permitirá que los usuarios se puedan eliminar de la aplicación en la configuración de usuario. Será necesario de la introducción de una contraseña para proceder al borrado del mismo.</text:p>
        </text:list-item>
        <text:list-item>
          <text:p text:style-name="P5">Borrado de notas.<text:line-break/>Esta función permite borrar las notas creadas por el usuario.</text:p>
        </text:list-item>
        <text:list-item>
          <text:p text:style-name="P5">Creación de notas<text:line-break/>Permite la creación de notas, añadiendo un contenido, un título, una descripción,....</text:p>
        </text:list-item>
        <text:list-item>
          <text:p text:style-name="P5">Verificación del contenido introducido dentro de las notas.<text:line-break/>Esta función aporta un componente de seguridad a la aplicación ya que se validará y se saneará el contenido de las notas para evitar posibles problemas en la base de datos y los datos introducidos o modificados por el usuario.</text:p>
        </text:list-item>
        <text:list-item>
          <text:p text:style-name="P5">Gestión de tableros (Borrado e inserción de los mismos).<text:line-break/>Permite la gestión de los tableros (borrado e inserción) por parte del usuario dentro de la pantalla de inicio, sin necesidad de acceder a ningún tipo de configuración externa o necesitar un administrador de por medio.</text:p>
        </text:list-item>
        <text:list-item>
          <text:p text:style-name="P5">Gestión de grupos (En general).<text:line-break/>Gestiona los grupos del usuario de tal forma que el usuario pueda añadir todos los grupos que se quiera a la nota seleccionada, o eliminar los ya existentes en la misma.</text:p>
        </text:list-item>
        <text:list-item>
          <text:p text:style-name="P5">Configuración de usuario<text:line-break/>Configuración del usuario que haya iniciado sesión, con la posibilidad de modificar su nombre de usuario, foto de perfil, etcéter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8" meta:word-count="1066" meta:character-count="6607" meta:non-whitespace-character-count="5660"/>
    <meta:generator>LibreOfficeDev/6.0.5.2$Linux_X86_64 LibreOffice_project/</meta:generator>
  </office:meta>
</office:document-meta>
</file>